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180000004754EDCEB4338F3B0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ruebas1" style:family="table">
      <style:table-properties style:width="15.402cm" table:align="margins" style:may-break-between-rows="true" table:border-model="collapsing"/>
    </style:style>
    <style:style style:name="Pruebas1.A" style:family="table-column">
      <style:table-column-properties style:column-width="5.133cm" style:rel-column-width="21839*"/>
    </style:style>
    <style:style style:name="Pruebas1.B" style:family="table-column">
      <style:table-column-properties style:column-width="5.135cm" style:rel-column-width="21847*"/>
    </style:style>
    <style:style style:name="Pruebas1.C" style:family="table-column">
      <style:table-column-properties style:column-width="5.135cm" style:rel-column-width="21849*"/>
    </style:style>
    <style:style style:name="Pruebas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uebas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ruebas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ruebas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ruebas1.4" style:family="table-row">
      <style:table-row-properties fo:keep-together="auto"/>
    </style:style>
    <style:style style:name="Pruebas1.5" style:family="table-row">
      <style:table-row-properties style:min-row-height="0.961cm" fo:keep-together="auto"/>
    </style:style>
    <style:style style:name="Pruebas1.C5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6" style:family="table-row">
      <style:table-row-properties style:min-row-height="0.961cm"/>
    </style:style>
    <style:style style:name="Pruebas1.A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ruebas1.B6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ruebas1.C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3" style:family="table">
      <style:table-properties style:width="15.402cm" table:align="margins" style:may-break-between-rows="true" table:border-model="collapsing"/>
    </style:style>
    <style:style style:name="Tabla3.A" style:family="table-column">
      <style:table-column-properties style:column-width="5.135cm" style:rel-column-width="21845*"/>
    </style:style>
    <style:style style:name="Tabla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3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2" style:family="table-row">
      <style:table-row-properties style:min-row-height="1.799cm"/>
    </style:style>
    <style:style style:name="Tabla3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6" style:family="table-row">
      <style:table-row-properties fo:keep-together="auto"/>
    </style:style>
    <style:style style:name="Tabla3.7" style:family="table-row">
      <style:table-row-properties fo:keep-together="auto"/>
    </style:style>
    <style:style style:name="Tabla3.8" style:family="table-row">
      <style:table-row-properties fo:keep-together="auto"/>
    </style:style>
    <style:style style:name="Tabla3.9" style:family="table-row">
      <style:table-row-properties fo:keep-together="auto"/>
    </style:style>
    <style:style style:name="Tabla3.10" style:family="table-row">
      <style:table-row-properties fo:keep-together="auto"/>
    </style:style>
    <style:style style:name="P1" style:family="paragraph" style:parent-style-name="Header">
      <style:text-properties officeooo:rsid="00252dab" officeooo:paragraph-rsid="001a9710"/>
    </style:style>
    <style:style style:name="P2" style:family="paragraph" style:parent-style-name="Standard">
      <style:paragraph-properties fo:text-align="justify" style:justify-single-word="false"/>
      <style:text-properties style:font-name="Cambria"/>
    </style:style>
    <style:style style:name="P3" style:family="paragraph" style:parent-style-name="Standard">
      <style:paragraph-properties fo:text-align="justify" style:justify-single-word="false"/>
      <style:text-properties style:font-name="Cambria" officeooo:paragraph-rsid="001a9710"/>
    </style:style>
    <style:style style:name="P4" style:family="paragraph" style:parent-style-name="Standard">
      <style:paragraph-properties fo:text-align="end" style:justify-single-word="false"/>
      <style:text-properties style:font-name="Cambria" fo:font-size="12pt" officeooo:rsid="00252dab" officeooo:paragraph-rsid="00252dab" style:font-size-asian="12pt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Cambria" fo:font-size="12pt" fo:font-style="normal" fo:font-weight="bold" style:font-size-asian="12pt" style:font-style-asian="normal" style:font-weight-asian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Cambria" fo:font-size="12pt" fo:font-style="normal" fo:font-weight="normal" officeooo:paragraph-rsid="002e4b7b" style:font-size-asian="12pt" style:font-style-asian="normal" style:font-weight-asian="normal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style:font-name="Cambria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2c7c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2e209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2e4b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rsid="003ea2c8" officeooo:paragraph-rsid="003ea2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rsid="00421c09" officeooo:paragraph-rsid="00421c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2e4b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0pt" fo:font-style="normal" fo:text-shadow="none" style:text-underline-style="none" fo:font-weight="normal" officeooo:rsid="00421c09" officeooo:paragraph-rsid="00421c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fo:color="#75132e" loext:opacity="100%" style:font-name="Cambria" fo:font-size="12pt" fo:font-weight="bold" officeooo:rsid="00252dab" officeooo:paragraph-rsid="00252da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fo:color="#5d2134" loext:opacity="100%" style:font-name="Cambria" fo:font-weight="bold" officeooo:rsid="002a82e1" officeooo:paragraph-rsid="002e4b7b" style:font-weight-asian="bold" style:font-weight-complex="bold"/>
    </style:style>
    <style:style style:name="P18" style:family="paragraph" style:parent-style-name="Standard">
      <style:paragraph-properties fo:margin-top="0cm" fo:margin-bottom="0.101cm" style:contextual-spacing="false" fo:line-height="115%" fo:text-align="justify" style:justify-single-word="false"/>
      <style:text-properties style:font-name="Cambria"/>
    </style:style>
    <style:style style:name="P19" style:family="paragraph" style:parent-style-name="Standard">
      <style:paragraph-properties fo:margin-top="0cm" fo:margin-bottom="0.101cm" style:contextual-spacing="false" fo:line-height="115%" fo:text-align="justify" style:justify-single-word="false"/>
      <style:text-properties style:font-name="Cambria" officeooo:paragraph-rsid="002e4b7b"/>
    </style:style>
    <style:style style:name="P20" style:family="paragraph" style:parent-style-name="Standard">
      <style:paragraph-properties fo:margin-top="0cm" fo:margin-bottom="0.101cm" style:contextual-spacing="false" fo:line-height="115%" fo:text-align="justify" style:justify-single-word="false"/>
      <style:text-properties fo:color="#5d2134" loext:opacity="100%" style:font-name="Cambria" fo:font-weight="bold" officeooo:rsid="002a82e1" officeooo:paragraph-rsid="002a82e1" style:font-weight-asian="bold" style:font-weight-complex="bold"/>
    </style:style>
    <style:style style:name="P21" style:family="paragraph" style:parent-style-name="Standard">
      <style:paragraph-properties fo:margin-top="0cm" fo:margin-bottom="0.101cm" style:contextual-spacing="false" fo:line-height="115%" fo:text-align="justify" style:justify-single-word="false"/>
      <style:text-properties fo:color="#5d2134" loext:opacity="100%" style:font-name="Cambria" fo:font-weight="bold" officeooo:rsid="002a82e1" officeooo:paragraph-rsid="002e4b7b" style:font-weight-asian="bold" style:font-weight-complex="bold"/>
    </style:style>
    <style:style style:name="P22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officeooo:paragraph-rsid="002e4b7b"/>
    </style:style>
    <style:style style:name="P23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officeooo:paragraph-rsid="00252dab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2e4b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rsid="00406962" officeooo:paragraph-rsid="004069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rsid="003ea2c8" officeooo:paragraph-rsid="003ea2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rsid="004520d6" officeooo:paragraph-rsid="004520d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2e4b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421c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438fe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rsid="00422d6e" officeooo:paragraph-rsid="00422d6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rsid="0042b3ab" officeooo:paragraph-rsid="0042b3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ea2c8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4b7b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318871" officeooo:paragraph-rsid="003188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3ea2c8" officeooo:paragraph-rsid="003ea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3ea2c8" officeooo:paragraph-rsid="004069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421c09" officeooo:paragraph-rsid="00421c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422d6e" officeooo:paragraph-rsid="00422d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422d6e" officeooo:paragraph-rsid="0042b3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438fe0" officeooo:paragraph-rsid="00438f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bold" officeooo:rsid="002c7cff" officeooo:paragraph-rsid="002c7c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bold" officeooo:rsid="002c7cff" officeooo:paragraph-rsid="002e4b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bold" officeooo:rsid="003ea2c8" officeooo:paragraph-rsid="003ea2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bold" officeooo:rsid="003ea2c8" officeooo:paragraph-rsid="004069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bold" officeooo:rsid="00406962" officeooo:paragraph-rsid="004069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bold" officeooo:rsid="00421c09" officeooo:paragraph-rsid="00421c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bold" officeooo:rsid="00422d6e" officeooo:paragraph-rsid="00422d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bold" officeooo:rsid="00422d6e" officeooo:paragraph-rsid="0042b3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bold" officeooo:rsid="0042b3ab" officeooo:paragraph-rsid="0042b3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officeooo:paragraph-rsid="003ea2c8"/>
    </style:style>
    <style:style style:name="P54" style:family="paragraph" style:parent-style-name="Table_20_Contents">
      <style:paragraph-properties fo:text-align="start" style:justify-single-word="false"/>
      <style:text-properties officeooo:paragraph-rsid="003de454"/>
    </style:style>
    <style:style style:name="P55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3ea2c8" officeooo:paragraph-rsid="003ea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3ea2c8" officeooo:paragraph-rsid="003ea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421c09" officeooo:paragraph-rsid="00421c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46bd27" officeooo:paragraph-rsid="0046bd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Heading_20_1">
      <style:paragraph-properties fo:text-align="center" style:justify-single-word="false"/>
      <style:text-properties fo:color="#75132e" loext:opacity="100%" style:font-name="Cambria" officeooo:rsid="001a9710" officeooo:paragraph-rsid="001a9710"/>
    </style:style>
    <style:style style:name="P60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style:text-line-through-style="none" style:text-line-through-type="none" style:font-name="Cambria" fo:font-size="12pt" style:text-underline-style="none" fo:font-weight="normal" officeooo:paragraph-rsid="00252dab" style:font-size-asian="12pt" style:font-weight-asian="normal" style:font-size-complex="12pt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3ea2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Standard">
      <style:text-properties fo:color="#000000" loext:opacity="100%" style:font-name="Consolas1" fo:font-size="10pt" style:font-size-asian="10pt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Consolas1" fo:font-size="10pt" officeooo:paragraph-rsid="002e4b7b" style:font-size-asian="10pt"/>
    </style:style>
    <style:style style:name="P65" style:family="paragraph" style:parent-style-name="Standard">
      <style:paragraph-properties fo:text-align="start" style:justify-single-word="false"/>
      <style:text-properties fo:color="#00c87d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c87d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3ea2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fo:color="#00c87d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2e4b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Standard">
      <style:text-properties fo:color="#00c87d" loext:opacity="100%" style:font-name="Consolas1" fo:font-size="10pt" officeooo:rsid="004520d6" officeooo:paragraph-rsid="004520d6" style:font-size-asian="10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2c7c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2e4b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rsid="00406962" officeooo:paragraph-rsid="004069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rsid="0042b3ab" officeooo:paragraph-rsid="0042b3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rsid="004520d6" officeooo:paragraph-rsid="004520d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c87d" loext:opacity="100%" style:font-name="Consolas1" fo:font-size="10pt" style:font-size-asian="10pt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c87d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2e4b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3cc699"/>
    </style:style>
    <style:style style:name="T2" style:family="text"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rsid="003ea2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rsid="00421c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Consolas1" fo:font-size="10pt" fo:font-style="italic" fo:text-shadow="none" style:text-underline-style="none" fo:font-weight="normal" officeooo:rsid="003ea2c8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bold" officeooo:rsid="003ea2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3ea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3de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Cambria" fo:font-size="12pt" fo:font-style="italic" fo:text-shadow="none" style:text-underline-style="none" fo:font-weight="bold" officeooo:rsid="003ea2c8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Cambria" fo:font-size="12pt" fo:font-style="italic" fo:text-shadow="none" style:text-underline-style="none" fo:font-weight="normal" officeooo:rsid="003de45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1" style:family="text">
      <style:text-properties fo:color="#5d2134" loext:opacity="100%" style:font-name="Cambria" fo:font-size="12pt" fo:font-weight="bold" style:font-size-asian="12pt" style:font-weight-asian="bold" style:font-size-complex="12pt"/>
    </style:style>
    <style:style style:name="T12" style:family="text">
      <style:text-properties fo:color="#5d2134" loext:opacity="100%" style:font-name="Cambria" fo:font-size="12pt" fo:font-weight="bold" officeooo:rsid="002c7cff" style:font-size-asian="12pt" style:font-weight-asian="bold" style:font-size-complex="12pt"/>
    </style:style>
    <style:style style:name="T13" style:family="text">
      <style:text-properties fo:color="#5d2134" loext:opacity="100%" style:font-name="Cambria" fo:font-size="12pt" fo:font-weight="bold" officeooo:rsid="002e4b7b" style:font-size-asian="12pt" style:font-weight-asian="bold" style:font-size-complex="12pt"/>
    </style:style>
    <style:style style:name="T14" style:family="text">
      <style:text-properties style:font-name="Cambria" fo:font-size="12pt" fo:font-weight="bold" style:font-size-asian="12pt" style:font-weight-asian="bold" style:font-size-complex="12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00c87d" loext:opacity="100%" style:font-name="Consolas1" fo:font-size="10pt" style:font-size-asian="10pt"/>
    </style:style>
    <style:style style:name="T18" style:family="text">
      <style:text-properties fo:color="#00c87d" loext:opacity="100%" style:font-name="Consolas1" fo:font-size="10pt" officeooo:rsid="00421c09" style:font-size-asian="10pt"/>
    </style:style>
    <style:style style:name="T19" style:family="text">
      <style:text-properties style:font-name="Consolas1"/>
    </style:style>
    <style:style style:name="T20" style:family="text">
      <style:text-properties style:font-name="Consolas1" fo:font-style="italic" style:font-style-asian="italic" style:font-style-complex="italic"/>
    </style:style>
    <style:style style:name="T21" style:family="text">
      <style:text-properties officeooo:rsid="00406962"/>
    </style:style>
    <style:style style:name="T22" style:family="text">
      <style:text-properties style:text-outline="false" style:text-line-through-style="none" style:text-line-through-type="none" style:font-name="Consolas1" fo:font-style="normal" fo:text-shadow="none" style:text-underline-style="none" fo:font-weight="normal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3" style:family="text">
      <style:text-properties officeooo:rsid="0042b3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062cm, 0.07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16">ANDREA FERNÁNDEZ JOGLAR – 1º DAM</text:p>
      <text:p text:style-name="P4"/>
      <text:h text:style-name="P59" text:outline-level="1">TAREA DE ENTREGA</text:h>
      <text:p text:style-name="P23"><text:span text:style-name="T12">EJERCICIO 1</text:span><text:span text:style-name="T11">.</text:span><text:span text:style-name="T14"> </text:span></text:p>
      <text:p text:style-name="P60">Realizar un programa en Java que verifique si existe o no concordancia entre los datos de un NIF (DNI y letra) introducido por teclado.</text:p>
      <text:p text:style-name="P5"/>
      <text:p text:style-name="P20">BATERÍA DE PRUEBAS</text:p>
      <table:table table:name="Pruebas1" table:style-name="Pruebas1" table:template-name="Simple Grid Rows">
        <table:table-column table:style-name="Pruebas1.A"/>
        <table:table-column table:style-name="Pruebas1.B"/>
        <table:table-column table:style-name="Pruebas1.C"/>
        <table:table-row>
          <table:table-cell table:style-name="Pruebas1.A1" office:value-type="string">
            <text:p text:style-name="P44">Caso de prueba</text:p>
          </table:table-cell>
          <table:table-cell table:style-name="Pruebas1.B1" office:value-type="string">
            <text:p text:style-name="P44">Entrada</text:p>
          </table:table-cell>
          <table:table-cell table:style-name="Pruebas1.A1" office:value-type="string">
            <text:p text:style-name="P44">Salida</text:p>
          </table:table-cell>
        </table:table-row>
        <table:table-row>
          <table:table-cell table:style-name="Pruebas1.A2" office:value-type="string">
            <text:p text:style-name="P46">Función <text:span text:style-name="T16">comprobarDni</text:span>:</text:p>
            <text:p text:style-name="P54"><text:span text:style-name="T7">Recibe</text:span><text:span text:style-name="T8"> un </text:span><text:span text:style-name="T7">número (entero) de</text:span><text:span text:style-name="T8"> DNI no válido y</text:span><text:span text:style-name="T10"> </text:span><text:span text:style-name="T8">devuelve un boolean.</text:span></text:p>
          </table:table-cell>
          <table:table-cell table:style-name="Pruebas1.B2" office:value-type="string">
            <text:p text:style-name="P61">Introduce el número del DNI (sin letra): </text:p>
            <text:p text:style-name="P65">293847261</text:p>
            <text:p text:style-name="P8"/>
          </table:table-cell>
          <table:table-cell table:style-name="Pruebas1.A2" office:value-type="string">
            <text:p text:style-name="P12">(Libreria.<text:span text:style-name="T16">comprobarDni</text:span> == false)</text:p>
            <text:p text:style-name="P12"/>
            <text:p text:style-name="P9"><text:span text:style-name="T19">ERROR en el DNI. Por favor, inténtelo de nuevo:</text:span> </text:p>
            <text:p text:style-name="P9"/>
          </table:table-cell>
        </table:table-row>
        <table:table-row>
          <table:table-cell table:style-name="Pruebas1.A3" office:value-type="string">
            <text:p text:style-name="P46">Función <text:span text:style-name="T16">comprobarDni</text:span>:</text:p>
            <text:p text:style-name="P55">Recibe un número (entero) de DNI válido y devuelve un boolean.</text:p>
          </table:table-cell>
          <table:table-cell table:style-name="Pruebas1.B3" office:value-type="string">
            <text:p text:style-name="P61">Introduce el número del DNI (sin letra): </text:p>
            <text:p text:style-name="P65">71673421</text:p>
            <text:p text:style-name="P24"/>
          </table:table-cell>
          <table:table-cell table:style-name="Pruebas1.A3" office:value-type="string">
            <text:p text:style-name="P35"><text:span text:style-name="T3">(Libreria.</text:span><text:span text:style-name="T5">comprobarDni</text:span><text:span text:style-name="T3"> == true)</text:span></text:p>
            <text:p text:style-name="P69">Introduce una letra:</text:p>
          </table:table-cell>
        </table:table-row>
        <table:table-row table:style-name="Pruebas1.4">
          <table:table-cell table:style-name="Pruebas1.A2" office:value-type="string">
            <text:p text:style-name="P53"><text:span text:style-name="T6">Función </text:span><text:span text:style-name="T9">letraDni</text:span><text:span text:style-name="T6">:</text:span></text:p>
            <text:p text:style-name="P38">A partir del número válido de DNI introducido (entero), la función calcula la letra que le corresponde. (No se muestra en pantalla, pero devuelve un char)</text:p>
          </table:table-cell>
          <table:table-cell table:style-name="Pruebas1.B2" office:value-type="string">
            <text:p text:style-name="P62">Introduce el número del DNI (sin letra): </text:p>
            <text:p text:style-name="P66">71673421</text:p>
          </table:table-cell>
          <table:table-cell table:style-name="Pruebas1.A2" office:value-type="string">
            <text:p text:style-name="P27">(Libreria.<text:span text:style-name="T16">letraDni)</text:span></text:p>
            <text:p text:style-name="P28"/>
            <text:p text:style-name="P28">Valor esperado:</text:p>
            <text:p text:style-name="P27">return ‘Q’</text:p>
          </table:table-cell>
        </table:table-row>
        <table:table-row table:style-name="Pruebas1.5">
          <table:table-cell table:style-name="Pruebas1.A3" office:value-type="string">
            <text:p text:style-name="P46">Función <text:span text:style-name="T16">dniValido</text:span>:</text:p>
            <text:p text:style-name="P38">A partir del número válido de DNI introducido (entero) y de una letra (char) introducida, determina si dicha letra corresponde o no al DNI.</text:p>
          </table:table-cell>
          <table:table-cell table:style-name="Pruebas1.B3" office:value-type="string">
            <text:p text:style-name="P61">Introduce el número del DNI (sin letra): </text:p>
            <text:p text:style-name="P75">71673421</text:p>
            <text:p text:style-name="P74">Introduce una letra: </text:p>
            <text:p text:style-name="P75">F</text:p>
            <text:p text:style-name="P74"/>
            <text:p text:style-name="P8"/>
          </table:table-cell>
          <table:table-cell table:style-name="Pruebas1.C5" office:value-type="float" office:value="0">
            <text:p text:style-name="P26">(Libreria.<text:span text:style-name="T16">dniValido</text:span>)</text:p>
            <text:p text:style-name="P26"/>
            <text:p text:style-name="P71">DNI incorrecto</text:p>
            <text:p text:style-name="P10"/>
          </table:table-cell>
        </table:table-row>
        <table:table-row table:style-name="Pruebas1.6">
          <table:table-cell table:style-name="Pruebas1.A6" office:value-type="string">
            <text:p text:style-name="P47">Función <text:span text:style-name="T16">dniValido</text:span>:</text:p>
            <text:p text:style-name="P39">A partir del número válido de DNI introducido (entero) y de una letra (char) introducida, determina si dicha letra corresponde o no al DNI.</text:p>
          </table:table-cell>
          <table:table-cell table:style-name="Pruebas1.B6" office:value-type="string">
            <text:p text:style-name="P74">Introduce el número del DNI (sin letra): </text:p>
            <text:p text:style-name="P75">71673421</text:p>
            <text:p text:style-name="P74">Introduce una letra: </text:p>
            <text:p text:style-name="P75">Q</text:p>
          </table:table-cell>
          <table:table-cell table:style-name="Pruebas1.C6" office:value-type="string">
            <text:p text:style-name="P26"><text:span text:style-name="T22">(Libreria.</text:span><text:span text:style-name="T20">dniValido</text:span><text:span text:style-name="T22">)</text:span></text:p>
            <text:p text:style-name="P29"/>
            <text:p text:style-name="P29">DNI correcto</text:p>
          </table:table-cell>
        </table:table-row>
      </table:table>
      <text:p text:style-name="P18"><text:soft-page-break/></text:p>
      <text:p text:style-name="P22"><text:span text:style-name="T12">EJERCICIO </text:span><text:span text:style-name="T13">2</text:span><text:span text:style-name="T11">.</text:span><text:span text:style-name="T14"> </text:span></text:p>
      <text:p text:style-name="P6">Realizar un programa que pida al usuario información de un día/mes/año posterior al 1978, mediante 3 n<text:span text:style-name="T21">ú</text:span>meros enteros y a continuación le muestre al usuario el día de la semana con que se corresponde esa fecha. Para realizar este cálculo la única información disponible es que el 1 de Enero de 1978 fue domingo.</text:p>
      <text:p text:style-name="P17"/>
      <text:p text:style-name="P21">BATERÍA DE PRUEBAS</text:p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45">Caso de prueba</text:p>
          </table:table-cell>
          <table:table-cell table:style-name="Tabla3.B1" office:value-type="string">
            <text:p text:style-name="P45">Entrada</text:p>
          </table:table-cell>
          <table:table-cell table:style-name="Tabla3.A1" office:value-type="string">
            <text:p text:style-name="P45">Salida</text:p>
          </table:table-cell>
        </table:table-row>
        <table:table-row table:style-name="Tabla3.2">
          <table:table-cell table:style-name="Tabla3.A2" office:value-type="string">
            <text:p text:style-name="P48">Función main ()</text:p>
            <text:p text:style-name="P40">Valores no válidos. Sigue pidiendo día, mes y año hasta que sean válidos. Ejemplo: días no válidos.</text:p>
          </table:table-cell>
          <table:table-cell table:style-name="Tabla3.B2" office:value-type="string">
            <text:p text:style-name="P29">Introduce un día: </text:p>
            <text:p text:style-name="P34"><text:span text:style-name="T17">3</text:span><text:span text:style-name="T18">5</text:span></text:p>
            <text:p text:style-name="P74">Introduce un mes: </text:p>
            <text:p text:style-name="P75">5</text:p>
            <text:p text:style-name="P74">Introduce un año: </text:p>
            <text:p text:style-name="P76">1991</text:p>
            <text:p text:style-name="P11"/>
          </table:table-cell>
          <table:table-cell table:style-name="Tabla3.A2" office:value-type="string">
            <text:p text:style-name="P64">Por favor, vuelva a intentarlo. </text:p>
            <text:p text:style-name="P64">Introduce un día: </text:p>
            <text:p text:style-name="Standard"/>
            <text:p text:style-name="Standard"/>
          </table:table-cell>
        </table:table-row>
        <table:table-row table:style-name="Tabla3.2">
          <table:table-cell table:style-name="Tabla3.A2" office:value-type="string">
            <text:p text:style-name="P52">Valores válidos.</text:p>
            <text:p text:style-name="P43">Se muestra el día de la semana correspondiente con la fecha válida.</text:p>
            <text:p text:style-name="P52"/>
          </table:table-cell>
          <table:table-cell table:style-name="Tabla3.B2" office:value-type="string">
            <text:p text:style-name="P29">Introduce un día: </text:p>
            <text:p text:style-name="P75">22</text:p>
            <text:p text:style-name="P74">Introduce un mes: </text:p>
            <text:p text:style-name="P75">6</text:p>
            <text:p text:style-name="P74">Introduce un año: </text:p>
            <text:p text:style-name="P75">1991</text:p>
          </table:table-cell>
          <table:table-cell table:style-name="Tabla3.A2" office:value-type="string">
            <text:p text:style-name="P31">Sábado.</text:p>
          </table:table-cell>
        </table:table-row>
        <table:table-row>
          <table:table-cell table:style-name="Tabla3.A2" office:value-type="string">
            <text:p text:style-name="P49">Función <text:span text:style-name="T16">validarFecha</text:span><text:span text:style-name="T15">:</text:span></text:p>
            <text:p text:style-name="P40">Recibe el día, mes y año (entero) y devuelve un boolean false al introducir una fecha no válida. El main () sigue pidiendo valores hasta que sean válidos.</text:p>
            <text:p text:style-name="P58">Ejemplo: mes no válido.</text:p>
          </table:table-cell>
          <table:table-cell table:style-name="Tabla3.B2" office:value-type="string">
            <text:p text:style-name="P30">Introduce un día: </text:p>
            <text:p text:style-name="P68">23</text:p>
            <text:p text:style-name="P63">Introduce un mes: </text:p>
            <text:p text:style-name="P68">33</text:p>
            <text:p text:style-name="P63">Introduce un año: </text:p>
            <text:p text:style-name="P68">1991</text:p>
          </table:table-cell>
          <table:table-cell table:style-name="Tabla3.A2" office:value-type="string">
            <text:p text:style-name="P13">return false</text:p>
            <text:p text:style-name="P13"/>
            <text:p text:style-name="P15"/>
            <text:p text:style-name="P11"/>
          </table:table-cell>
        </table:table-row>
        <table:table-row>
          <table:table-cell table:style-name="Tabla3.A5" office:value-type="string">
            <text:p text:style-name="P49">Función <text:span text:style-name="T16">validarFecha</text:span><text:span text:style-name="T15">:</text:span></text:p>
            <text:p text:style-name="P40">Recibe el día, mes y año (entero) y devuelve un boolean true al introducir una fecha válida.</text:p>
            <text:p text:style-name="P37"/>
          </table:table-cell>
          <table:table-cell table:style-name="Tabla3.B5" office:value-type="string">
            <text:p text:style-name="P14">Introduce un día: </text:p>
            <text:p text:style-name="P75">22</text:p>
            <text:p text:style-name="P74">Introduce un mes: </text:p>
            <text:p text:style-name="P75">6</text:p>
            <text:p text:style-name="P74">Introduce un año: </text:p>
            <text:p text:style-name="P67">1991</text:p>
          </table:table-cell>
          <table:table-cell table:style-name="Tabla3.A5" office:value-type="string">
            <text:p text:style-name="P36"><text:span text:style-name="T4">return true</text:span><text:span text:style-name="T2"> </text:span></text:p>
            <text:p text:style-name="P25"/>
          </table:table-cell>
        </table:table-row>
        <table:table-row table:style-name="Tabla3.6">
          <table:table-cell table:style-name="Tabla3.A2" office:value-type="string">
            <text:p text:style-name="P50">Función <text:span text:style-name="T16">anioBisiesto</text:span>:</text:p>
            <text:p text:style-name="P41">Calcula si un año es bisiesto.</text:p>
            <text:p text:style-name="P41">Ejemplo: año no bisiesto</text:p>
            <text:p text:style-name="P41">Devuelve un boolean.</text:p>
          </table:table-cell>
          <table:table-cell table:style-name="Tabla3.B2" office:value-type="string">
            <text:p text:style-name="P14">Introduce un día: </text:p>
            <text:p text:style-name="P75">22</text:p>
            <text:p text:style-name="P74">Introduce un mes: </text:p>
            <text:p text:style-name="P75">6</text:p>
            <text:p text:style-name="P74">Introduce un año: </text:p>
            <text:p text:style-name="P67">1991</text:p>
          </table:table-cell>
          <table:table-cell table:style-name="Tabla3.A2" office:value-type="string">
            <text:p text:style-name="P32">return false</text:p>
          </table:table-cell>
        </table:table-row>
        <table:table-row table:style-name="Tabla3.7">
          <table:table-cell table:style-name="Tabla3.A2" office:value-type="string">
            <text:p text:style-name="P50">Función <text:span text:style-name="T16">anioBisiesto</text:span>:</text:p>
            <text:p text:style-name="P41">Calcula si un año es bisiesto.</text:p>
            <text:p text:style-name="P41">Ejemplo: año bisiesto.</text:p>
            <text:p text:style-name="P41">Devuelve un boolean.</text:p>
          </table:table-cell>
          <table:table-cell table:style-name="Tabla3.B2" office:value-type="string">
            <text:p text:style-name="P14">Introduce un día: </text:p>
            <text:p text:style-name="P75">29</text:p>
            <text:p text:style-name="P74">Introduce un mes: </text:p>
            <text:p text:style-name="P75">2</text:p>
            <text:p text:style-name="P74">Introduce un año: </text:p>
            <text:p text:style-name="P67">2000</text:p>
          </table:table-cell>
          <table:table-cell table:style-name="Tabla3.A2" office:value-type="string">
            <text:p text:style-name="P32"><text:span text:style-name="T23">r</text:span>eturn true</text:p>
          </table:table-cell>
        </table:table-row>
        <text:soft-page-break/>
        <table:table-row table:style-name="Tabla3.8">
          <table:table-cell table:style-name="Tabla3.A2" office:value-type="string">
            <text:p text:style-name="P50">Función <text:span text:style-name="T16">calcularDias</text:span>:</text:p>
            <text:p text:style-name="P41">Recibe el día, mes y año (enteros) y devuelve el número de días transcurridos (entero)</text:p>
          </table:table-cell>
          <table:table-cell table:style-name="Tabla3.B2" office:value-type="string">
            <text:p text:style-name="P14">Introduce un día: </text:p>
            <text:p text:style-name="P75">15</text:p>
            <text:p text:style-name="P74">Introduce un mes: </text:p>
            <text:p text:style-name="P75">1</text:p>
            <text:p text:style-name="P74">Introduce un año: </text:p>
            <text:p text:style-name="P67">1978</text:p>
          </table:table-cell>
          <table:table-cell table:style-name="Tabla3.A2" office:value-type="string">
            <text:p text:style-name="P33">Valor esperado:</text:p>
            <text:p text:style-name="P33">return 15</text:p>
            <text:p text:style-name="P33"/>
          </table:table-cell>
        </table:table-row>
        <table:table-row table:style-name="Tabla3.9">
          <table:table-cell table:style-name="Tabla3.A2" office:value-type="string">
            <text:p text:style-name="P51">Función <text:span text:style-name="T16">calcularDias</text:span>:</text:p>
            <text:p text:style-name="P42">Recibe el día, mes y año (enteros) y devuelve el número de días transcurridos (entero)</text:p>
          </table:table-cell>
          <table:table-cell table:style-name="Tabla3.B2" office:value-type="string">
            <text:p text:style-name="P14">Introduce un día: </text:p>
            <text:p text:style-name="P75">15</text:p>
            <text:p text:style-name="P74">Introduce un mes: </text:p>
            <text:p text:style-name="P75">5</text:p>
            <text:p text:style-name="P74">Introduce un año: </text:p>
            <text:p text:style-name="P67">1978</text:p>
          </table:table-cell>
          <table:table-cell table:style-name="Tabla3.A2" office:value-type="string">
            <text:p text:style-name="P33">Valor esperado:</text:p>
            <text:p text:style-name="P33">return 135</text:p>
          </table:table-cell>
        </table:table-row>
        <table:table-row table:style-name="Tabla3.10">
          <table:table-cell table:style-name="Tabla3.A2" office:value-type="string">
            <text:p text:style-name="P51">Función <text:span text:style-name="T16">calcularDias</text:span>:</text:p>
            <text:p text:style-name="P42">Recibe el día, mes y año (enteros) y devuelve el número de días transcurridos (entero)</text:p>
          </table:table-cell>
          <table:table-cell table:style-name="Tabla3.B2" office:value-type="string">
            <text:p text:style-name="P14">Introduce un día: </text:p>
            <text:p text:style-name="P75">15</text:p>
            <text:p text:style-name="P74">Introduce un mes: </text:p>
            <text:p text:style-name="P75">5</text:p>
            <text:p text:style-name="P74">Introduce un año: </text:p>
            <text:p text:style-name="P75">1979</text:p>
          </table:table-cell>
          <table:table-cell table:style-name="Tabla3.A2" office:value-type="string">
            <text:p text:style-name="P33">Valor esperado:</text:p>
            <text:p text:style-name="P33">return 500</text:p>
          </table:table-cell>
        </table:table-row>
      </table:table>
      <text:p text:style-name="P19"/>
      <text:p text:style-name="P19"/>
      <text:p text:style-name="P18"/>
      <text:p text:style-name="P7"/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52dab" officeooo:paragraph-rsid="001a9710"/>
    </style:style>
    <style:style style:name="MT1" style:family="text">
      <style:text-properties officeooo:rsid="003cc69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062cm, 0.072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799cm" fo:margin-bottom="2.799cm" fo:margin-left="2.799cm" fo:margin-right="2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9.477cm" svg:y="-1.032cm" svg:width="7.35cm" svg:height="1.806cm" draw:z-index="2"><draw:image xlink:href="Pictures/10000201000001180000004754EDCEB4338F3B0D.png" xlink:type="simple" xlink:show="embed" xlink:actuate="onLoad" draw:mime-type="image/png"/></draw:frame>PROGRAMACIÓN – TEMA <text:span text:style-name="MT1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3T17:56:00</meta:creation-date>
    <meta:initial-creator>Usuario</meta:initial-creator>
    <dc:date>2023-11-30T19:58:52.679000000</dc:date>
    <meta:editing-duration>PT1H7M7S</meta:editing-duration>
    <meta:editing-cycles>16</meta:editing-cycles>
    <meta:generator>LibreOffice/7.0.1.2$Windows_X86_64 LibreOffice_project/7cbcfc562f6eb6708b5ff7d7397325de9e764452</meta:generator>
    <meta:document-statistic meta:table-count="2" meta:image-count="1" meta:object-count="0" meta:page-count="3" meta:paragraph-count="140" meta:word-count="597" meta:character-count="3560" meta:non-whitespace-character-count="3061"/>
  </office:meta>
</office:document-meta>
</file>